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4" style:family="table-cell" style:parent-style-name="Default" style:data-style-name="N30">
      <style:table-cell-properties style:vertical-align="middle" fo:wrap-option="wrap"/>
      <style:text-properties fo:font-size="8pt" style:font-size-asian="8pt" style:font-size-complex="8pt"/>
    </style:style>
    <style:style style:name="ce5" style:family="table-cell" style:parent-style-name="Default" style:data-style-name="N3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5"/>
        <table:table-column table:style-name="co3" table:number-columns-repeated="917" table:default-cell-style-name="ce1"/>
        <table:table-column table:style-name="co6" table:number-columns-repeated="15459" table:default-cell-style-name="ce1"/>
        <table:table-row table:style-name="ro1">
          <table:table-cell office:value-type="string" table:style-name="ce2">
            <text:p>AGE</text:p>
          </table:table-cell>
          <table:table-cell office:value-type="string" table:style-name="ce3">
            <text:p>ID</text:p>
          </table:table-cell>
          <table:table-cell office:value-type="string" table:style-name="ce2">
            <text:p>sex</text:p>
          </table:table-cell>
          <table:table-cell office:value-type="string" table:style-name="ce2">
            <office:annotation draw:style-name="a0" svg:x="4.70833333333333in" svg:y="0.0104166666666667in" svg:width="1.75in" svg:height="1.05208333333333in">
              <dc:creator>Thierry</dc:creator>
              <text:p><text:span text:style-name="T2">Thierry:</text:span><text:span text:style-name="T1"/></text:p>
              <text:p><text:span text:style-name="T1">ISO 639-3</text:span></text:p>
            </office:annotation>
            <text:p>language</text:p>
          </table:table-cell>
          <table:table-cell office:value-type="string" table:style-name="ce2">
            <office:annotation draw:style-name="a1" svg:x="5.88541666666667in" svg:y="0.0104166666666667in" svg:width="1.34375in" svg:height="1.05208333333333in">
              <dc:creator>Thierry</dc:creator>
              <text:p><text:span text:style-name="T2">Thierry:</text:span><text:span text:style-name="T1"/></text:p>
              <text:p><text:span text:style-name="T1">CODING OF EDUCATIONAL ATTAINMENT</text:span></text:p>
            </office:annotation>
            <text:p>study</text:p>
          </table:table-cell>
          <table:table-cell office:value-type="string" table:style-name="ce2">
            <office:annotation draw:style-name="a2" svg:x="7.0625in" svg:y="0.0104166666666667in" svg:width="0.59375in" svg:height="1.05208333333333in">
              <dc:creator>Thierry</dc:creator>
              <text:p><text:span text:style-name="T2">Thierry:</text:span><text:span text:style-name="T1"/></text:p>
              <text:p><text:span text:style-name="T1">niveau études actuels</text:span></text:p>
            </office:annotation>
            <text:p>niveau</text:p>
          </table:table-cell>
          <table:table-cell office:value-type="string" table:style-name="ce2">
            <text:p>occupation</text:p>
          </table:table-cell>
          <table:table-cell office:value-type="string" table:style-name="ce4">
            <text:p>residence</text:p>
          </table:table-cell>
          <table:table-cell office:value-type="string" table:style-name="ce2">
            <text:p>phone</text:p>
          </table:table-cell>
          <table:table-cell office:value-type="string" table:style-name="ce2">
            <office:annotation draw:style-name="a3" svg:x="10.1666666666667in" svg:y="0.0104166666666667in" svg:width="2.55208333333333in" svg:height="1.05208333333333in">
              <dc:creator>Thierry</dc:creator>
              <text:p><text:span text:style-name="T2">Thierry:</text:span><text:span text:style-name="T1"/></text:p>
              <text:p><text:span text:style-name="T1">years</text:span></text:p>
            </office:annotation>
            <text:p>TEMPS_UTILISATION_SMS</text:p>
          </table:table-cell>
          <table:table-cell office:value-type="string" table:style-name="ce2">
            <text:p>ENVOI_SMS_SEMAINE</text:p>
          </table:table-cell>
          <table:table-cell office:value-type="string" table:style-name="ce2">
            <text:p>UTILISATION_T9</text:p>
          </table:table-cell>
          <table:table-cell table:number-columns-repeated="16372" table:style-name="ce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1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p_bep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9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77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09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48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8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6</text:p>
          </table:table-cell>
          <table:table-cell office:value-type="string" table:style-name="ce1">
            <text:p>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6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7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9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02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imaire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43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8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1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48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95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9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06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o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2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79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06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2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05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4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o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8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78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13</text:p>
          </table:table-cell>
          <table:table-cell office:value-type="string" table:style-name="ce1">
            <text:p>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5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non_student</text:p>
          </table:table-cell>
          <table:table-cell office:value-type="string" table:style-name="ce5">
            <text:p>38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touchpa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06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7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7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59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8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5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2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l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12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12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40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21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8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68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6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45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69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g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6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5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66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5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22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5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21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o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01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3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8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69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84</text:p>
          </table:table-cell>
          <table:table-cell office:value-type="string" table:style-name="ce1">
            <text:p>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5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5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3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2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50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62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8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8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28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8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7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2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deu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7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3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8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6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62</text:p>
          </table:table-cell>
          <table:table-cell office:value-type="string" table:style-name="ce1">
            <text:p>autre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02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80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8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rp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67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1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8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ycee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07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11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2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11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4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88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ri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1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0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3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1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62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57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7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42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13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2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8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i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u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57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75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0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_3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45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u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1-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3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8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4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kab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o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8</text:p>
          </table:table-cell>
          <table:table-cell office:value-type="string" table:style-name="ce1">
            <text:p>smartphone_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9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-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1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no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1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1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2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3+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c_5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34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c_8</text:p>
          </table:table-cell>
          <table:table-cell office:value-type="string" table:style-name="ce1">
            <text:p>student_pupil</text:p>
          </table:table-cell>
          <table:table-cell office:value-type="string" table:style-name="ce5">
            <text:p>67</text:p>
          </table:table-cell>
          <table:table-cell office:value-type="string" table:style-name="ce1">
            <text:p>smartphone_touchpad</text:p>
          </table:table-cell>
          <table:table-cell office:value-type="string" table:style-name="ce1">
            <text:p>5+</text:p>
          </table:table-cell>
          <table:table-cell office:value-type="string" table:style-name="ce1">
            <text:p>50+</text:p>
          </table:table-cell>
          <table:table-cell office:value-type="string" table:style-name="ce1">
            <text:p>yes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float" office:value="136" table:style-name="ce1">
            <text:p>136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28" table:style-name="ce1">
            <text:p>228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10" table:style-name="ce1">
            <text:p>210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498" table:style-name="ce1">
            <text:p>498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300" table:style-name="ce1">
            <text:p>300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175" table:style-name="ce1">
            <text:p>175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486" table:style-name="ce1">
            <text:p>486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48" table:style-name="ce1">
            <text:p>248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05" table:style-name="ce1">
            <text:p>205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97" table:style-name="ce1">
            <text:p>297</text:p>
          </table:table-cell>
          <table:table-cell office:value-type="string" table:style-name="ce1">
            <text:p>unknown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/>
          <table:table-cell office:value-type="float" office:value="435" table:style-name="ce1">
            <text:p>435</text:p>
          </table:table-cell>
          <table:table-cell office:value-type="string" table:style-name="ce1">
            <text:p>unknow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" table:style-name="ce1">
            <text:p>159</text:p>
          </table:table-cell>
          <table:table-cell office:value-type="string" table:style-name="ce1">
            <text:p>unknow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" table:style-name="ce1">
            <text:p>269</text:p>
          </table:table-cell>
          <table:table-cell office:value-type="string" table:style-name="ce1">
            <text:p>unknow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" table:style-name="ce1">
            <text:p>236</text:p>
          </table:table-cell>
          <table:table-cell office:value-type="string" table:style-name="ce1">
            <text:p>unknow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" table:style-name="ce1">
            <text:p>329</text:p>
          </table:table-cell>
          <table:table-cell office:value-type="string" table:style-name="ce1">
            <text:p>unknow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" table:style-name="ce1">
            <text:p>104</text:p>
          </table:table-cell>
          <table:table-cell office:value-type="string" table:style-name="ce1">
            <text:p>unknow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" table:style-name="ce1">
            <text:p>372</text:p>
          </table:table-cell>
          <table:table-cell office:value-type="string" table:style-name="ce1">
            <text:p>unknown</text:p>
          </table:table-cell>
          <table:table-cell table:number-columns-repeated="16381"/>
        </table:table-row>
        <table:table-row table:number-rows-repeated="1048153" table:style-name="ro2">
          <table:table-cell table:number-columns-repeated="16384"/>
        </table:table-row>
      </table:table>
      <table:database-ranges>
        <table:database-range table:target-range-address="Feuille1.A2:Feuille1.CN423" table:contains-header="false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ierry</meta:initial-creator>
    <dc:creator>Thierry</dc:creator>
    <meta:creation-date>2016-07-22T07:09:37Z</meta:creation-date>
    <dc:date>2016-08-09T10:37:45Z</dc:date>
    <meta:editing-cycles>41</meta:editing-cycles>
    <meta:editing-duration>PT3840S</meta:editing-duration>
  </office:meta>
</office:document-meta>
</file>